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6300000163FCDDA989BA3A891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044cm" svg:height="7.044cm" svg:x="7.461cm" svg:y="11.615cm">
          <draw:image xlink:href="Pictures/100000000000016300000163FCDDA989BA3A891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6:03:45.583516911</meta:creation-date>
    <dc:date>2018-04-17T16:04:00.982110346</dc:date>
    <meta:editing-duration>PT15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